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1"/>
    <style:style style:name="ce17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ser-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r-precision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09836065573771" calcext:value-type="percentage">
            <text:p>0,4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16326530612245" calcext:value-type="percentage">
            <text:p>0,8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25531914893617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47457627118644" calcext:value-type="percentage">
            <text:p>0,8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52486187845304" calcext:value-type="percentage">
            <text:p>0,5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989010989011" calcext:value-type="percentage">
            <text:p>1,1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2477876106195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81057268722467" calcext:value-type="percentage">
            <text:p>0,8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8430493273543" calcext:value-type="percentage">
            <text:p>0,4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92857142857143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1034482758621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58369098712446" calcext:value-type="percentage">
            <text:p>0,8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94444444444444" calcext:value-type="percentage">
            <text:p>0,6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37931034482759" calcext:value-type="percentage">
            <text:p>1,3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,4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56937799043063" calcext:value-type="percentage">
            <text:p>0,9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40740740740741" calcext:value-type="percentage">
            <text:p>7,4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9009900990099" calcext:value-type="percentage">
            <text:p>0,99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73362445414847" calcext:value-type="percentage">
            <text:p>0,8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27027027027027" calcext:value-type="percentage">
            <text:p>2,7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26315789473684" calcext:value-type="percentage">
            <text:p>5,2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user-testing_1" table:style-name="ta1">
        <table:table-column table:style-name="co10" table:default-cell-style-name="ce5"/>
        <table:table-column table:style-name="co10" table:default-cell-style-name="ce7"/>
        <table:table-column table:style-name="co10" table:number-columns-repeated="2" table:default-cell-style-name="ce13"/>
        <table:table-column table:style-name="co10" table:default-cell-style-name="ce23"/>
        <table:table-row table:style-name="ro1">
          <table:table-cell table:style-name="ce2" office:value-type="string" calcext:value-type="string">
            <text:p>Average - f1-measure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query-concept-threshold</text:p>
          </table:table-cell>
          <table:table-cell table:style-name="ce8" office:value-type="float" office:value="0.25" calcext:value-type="float">
            <text:p>0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5" calcext:value-type="float">
            <text:p>0,75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0.5" calcext:value-type="float">
            <text:p>0,5</text:p>
          </table:table-cell>
          <table:table-cell table:style-name="ce9" office:value-type="percentage" office:value="0.00939630856391744" calcext:value-type="percentage">
            <text:p>0,94%</text:p>
          </table:table-cell>
          <table:table-cell table:style-name="ce15" office:value-type="percentage" office:value="0" calcext:value-type="percentage">
            <text:p>0,00%</text:p>
          </table:table-cell>
          <table:table-cell table:style-name="ce19" office:value-type="percentage" office:value="0" calcext:value-type="percentage">
            <text:p>0,00%</text:p>
          </table:table-cell>
          <table:table-cell table:style-name="ce25" office:value-type="percentage" office:value="0.00313210285463915" calcext:value-type="percentage">
            <text:p>0,31%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style-name="ce10" office:value-type="percentage" office:value="0.0181219399761769" calcext:value-type="percentage">
            <text:p>1,81%</text:p>
          </table:table-cell>
          <table:table-cell table:style-name="ce16" office:value-type="percentage" office:value="0" calcext:value-type="percentage">
            <text:p>0,00%</text:p>
          </table:table-cell>
          <table:table-cell table:style-name="ce20" office:value-type="percentage" office:value="0" calcext:value-type="percentage">
            <text:p>0,00%</text:p>
          </table:table-cell>
          <table:table-cell table:style-name="ce26" office:value-type="percentage" office:value="0.00604064665872564" calcext:value-type="percentage">
            <text:p>0,6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percentage" office:value="0.00938477686893859" calcext:value-type="percentage">
            <text:p>0,94%</text:p>
          </table:table-cell>
          <table:table-cell table:style-name="ce17" office:value-type="percentage" office:value="0.0075187969924812" calcext:value-type="percentage">
            <text:p>0,75%</text:p>
          </table:table-cell>
          <table:table-cell table:style-name="ce21" office:value-type="percentage" office:value="0.0674603174603175" calcext:value-type="percentage">
            <text:p>6,75%</text:p>
          </table:table-cell>
          <table:table-cell table:style-name="ce27" office:value-type="percentage" office:value="0.0281212971072457" calcext:value-type="percentage">
            <text:p>2,81%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percentage" office:value="0.0123010084696776" calcext:value-type="percentage">
            <text:p>1,23%</text:p>
          </table:table-cell>
          <table:table-cell table:style-name="ce18" office:value-type="percentage" office:value="0.0025062656641604" calcext:value-type="percentage">
            <text:p>0,25%</text:p>
          </table:table-cell>
          <table:table-cell table:style-name="ce22" office:value-type="percentage" office:value="0.0224867724867725" calcext:value-type="percentage">
            <text:p>2,25%</text:p>
          </table:table-cell>
          <table:table-cell table:style-name="ce28" office:value-type="percentage" office:value="0.0124313488735368" calcext:value-type="percentage">
            <text:p>1,24%</text:p>
          </table:table-cell>
        </table:table-row>
      </table:table>
      <table:named-expressions/>
      <table:data-pilot-tables>
        <table:data-pilot-table table:name="DataPilot1" table:application-data="" table:target-range-address="'Pivot Table_user-testing_1'.A1:'Pivot Table_user-testing_1'.E6" table:buttons="'Pivot Table_user-testing_1'.A2 'Pivot Table_user-testing_1'.B1" table:show-filter-button="false" table:drill-down-on-double-click="false">
          <table:source-cell-range table:cell-range-address="'user-testing'.A1:'user-testing'.M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cept-relevance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25" table:display="true" table:show-details="true"/>
                <table:data-pilot-member table:name="0,5" table:display="true" table:show-details="true"/>
                <table:data-pilot-member table:name="0,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-concept-threshold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6:29:10.360027835</dc:date>
    <meta:editing-duration>PT2M16S</meta:editing-duration>
    <meta:editing-cycles>1</meta:editing-cycles>
    <meta:document-statistic meta:table-count="2" meta:cell-count="859" meta:object-count="0"/>
    <meta:generator>LibreOffice/6.1.5.2$Linux_X86_64 LibreOffice_project/10$Build-2</meta:generator>
  </office:meta>
</office:document-meta>
</file>